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4pt"/>
    </style:style>
    <style:style style:name="co2" style:family="table-column">
      <style:table-column-properties fo:break-before="auto" style:column-width="46.8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74.49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57.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42.7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uildings-to-annotat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word1</text:p>
          </table:table-cell>
          <table:table-cell office:value-type="string" calcext:value-type="string">
            <text:p>word2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ame_object</text:p>
          </table:table-cell>
          <table:table-cell office:value-type="string" calcext:value-type="string">
            <text:p>subrelation</text:p>
          </table:table-cell>
          <table:table-cell office:value-type="string" calcext:value-type="string">
            <text:p>totalfreq</text:p>
          </table:table-cell>
          <table:table-cell office:value-type="string" calcext:value-type="string">
            <text:p>freq_w1_w2</text:p>
          </table:table-cell>
          <table:table-cell office:value-type="string" calcext:value-type="string">
            <text:p>freq_w2_w1</text:p>
          </table:table-cell>
          <table:table-cell office:value-type="string" calcext:value-type="string">
            <text:p>domain_w1</text:p>
          </table:table-cell>
          <table:table-cell office:value-type="string" calcext:value-type="string">
            <text:p>domain_w2</text:p>
          </table:table-cell>
          <table:table-cell office:value-type="string" calcext:value-type="string">
            <text:p>syn_w1</text:p>
          </table:table-cell>
          <table:table-cell office:value-type="string" calcext:value-type="string">
            <text:p>syn_w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341" calcext:value-type="float">
            <text:p>341</text:p>
          </table:table-cell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0" calcext:value-type="float">
            <text:p>195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1" calcext:value-type="float">
            <text:p>178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1" calcext:value-type="float">
            <text:p>86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7" calcext:value-type="float">
            <text:p>126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4" calcext:value-type="float">
            <text:p>240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8" calcext:value-type="float">
            <text:p>244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9" calcext:value-type="float">
            <text:p>287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3" calcext:value-type="float">
            <text:p>2880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4" calcext:value-type="float">
            <text:p>205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5" calcext:value-type="float">
            <text:p>91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ar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9" calcext:value-type="float">
            <text:p>217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9" calcext:value-type="float">
            <text:p>121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1" calcext:value-type="float">
            <text:p>126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6" calcext:value-type="float">
            <text:p>99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2" calcext:value-type="float">
            <text:p>195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terial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terial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2" calcext:value-type="float">
            <text:p>177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2" calcext:value-type="float">
            <text:p>258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verlapping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80" calcext:value-type="float">
            <text:p>387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5" calcext:value-type="float">
            <text:p>222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9" calcext:value-type="float">
            <text:p>2863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5" calcext:value-type="float">
            <text:p>121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4" calcext:value-type="float">
            <text:p>141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ore fro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1" calcext:value-type="float">
            <text:p>141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 fro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13" calcext:value-type="float">
            <text:p>358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4" calcext:value-type="float">
            <text:p>89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8" calcext:value-type="float">
            <text:p>1389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5" calcext:value-type="float">
            <text:p>140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0" calcext:value-type="float">
            <text:p>2339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8" calcext:value-type="float">
            <text:p>1029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7" calcext:value-type="float">
            <text:p>141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store fro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6" calcext:value-type="float">
            <text:p>1538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oardwal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3" calcext:value-type="float">
            <text:p>140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1" calcext:value-type="float">
            <text:p>1936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81" calcext:value-type="float">
            <text:p>427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9" calcext:value-type="float">
            <text:p>292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14" calcext:value-type="float">
            <text:p>802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8" calcext:value-type="float">
            <text:p>141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93" calcext:value-type="float">
            <text:p>370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0" calcext:value-type="float">
            <text:p>193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3" calcext:value-type="float">
            <text:p>178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1" calcext:value-type="float">
            <text:p>145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3" calcext:value-type="float">
            <text:p>93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7" calcext:value-type="float">
            <text:p>121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door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3" calcext:value-type="float">
            <text:p>214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7" calcext:value-type="float">
            <text:p>265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31" calcext:value-type="float">
            <text:p>543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6" calcext:value-type="float">
            <text:p>141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7" calcext:value-type="float">
            <text:p>286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3" calcext:value-type="float">
            <text:p>258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4" calcext:value-type="float">
            <text:p>241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5" calcext:value-type="float">
            <text:p>214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2" calcext:value-type="float">
            <text:p>209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4" calcext:value-type="float">
            <text:p>106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5" calcext:value-type="float">
            <text:p>106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6" calcext:value-type="float">
            <text:p>868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5" calcext:value-type="float">
            <text:p>993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7" calcext:value-type="float">
            <text:p>2329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11" calcext:value-type="float">
            <text:p>334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66" calcext:value-type="float">
            <text:p>5156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4" calcext:value-type="float">
            <text:p>247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7" calcext:value-type="float">
            <text:p>992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24" calcext:value-type="float">
            <text:p>461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24" calcext:value-type="float">
            <text:p>400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guard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21" calcext:value-type="float">
            <text:p>343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4" calcext:value-type="float">
            <text:p>288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5" calcext:value-type="float">
            <text:p>171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3" calcext:value-type="float">
            <text:p>121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oor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4" calcext:value-type="float">
            <text:p>266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board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4" calcext:value-type="float">
            <text:p>267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8" calcext:value-type="float">
            <text:p>247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0" calcext:value-type="float">
            <text:p>205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9" calcext:value-type="float">
            <text:p>2056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4" calcext:value-type="float">
            <text:p>178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8" calcext:value-type="float">
            <text:p>139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idel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8" calcext:value-type="float">
            <text:p>1465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77" calcext:value-type="float">
            <text:p>440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9" calcext:value-type="float">
            <text:p>2583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3" calcext:value-type="float">
            <text:p>214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ullp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1" calcext:value-type="float">
            <text:p>1494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barbec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7" calcext:value-type="float">
            <text:p>178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seball t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1" calcext:value-type="float">
            <text:p>1274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10" calcext:value-type="float">
            <text:p>470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03" calcext:value-type="float">
            <text:p>4580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02" calcext:value-type="float">
            <text:p>4580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46" calcext:value-type="float">
            <text:p>355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74" calcext:value-type="float">
            <text:p>320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72" calcext:value-type="float">
            <text:p>320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2" calcext:value-type="float">
            <text:p>268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ati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5" calcext:value-type="float">
            <text:p>267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4" calcext:value-type="float">
            <text:p>2419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7" calcext:value-type="float">
            <text:p>148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6" calcext:value-type="float">
            <text:p>205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7" calcext:value-type="float">
            <text:p>113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board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5" calcext:value-type="float">
            <text:p>75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res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5" calcext:value-type="float">
            <text:p>86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6" calcext:value-type="float">
            <text:p>99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rn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0" calcext:value-type="float">
            <text:p>139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6" calcext:value-type="float">
            <text:p>2658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5" calcext:value-type="float">
            <text:p>2593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8" calcext:value-type="float">
            <text:p>255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5" calcext:value-type="float">
            <text:p>2056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3" calcext:value-type="float">
            <text:p>171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3" calcext:value-type="float">
            <text:p>153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2" calcext:value-type="float">
            <text:p>153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seball play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60" calcext:value-type="float">
            <text:p>687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5" calcext:value-type="float">
            <text:p>127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3" calcext:value-type="float">
            <text:p>86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1" calcext:value-type="float">
            <text:p>1086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57" calcext:value-type="float">
            <text:p>3325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6" calcext:value-type="float">
            <text:p>267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5" calcext:value-type="float">
            <text:p>268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9" calcext:value-type="float">
            <text:p>283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1" calcext:value-type="float">
            <text:p>299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9" calcext:value-type="float">
            <text:p>299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43" calcext:value-type="float">
            <text:p>503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34" calcext:value-type="float">
            <text:p>335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25" calcext:value-type="float">
            <text:p>439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79" calcext:value-type="float">
            <text:p>440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7" calcext:value-type="float">
            <text:p>241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32" calcext:value-type="float">
            <text:p>543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3" calcext:value-type="float">
            <text:p>245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reet 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0" calcext:value-type="float">
            <text:p>2685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9" calcext:value-type="float">
            <text:p>2412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8" calcext:value-type="float">
            <text:p>2405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hotdo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9" calcext:value-type="float">
            <text:p>826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pu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2" calcext:value-type="float">
            <text:p>121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5" calcext:value-type="float">
            <text:p>202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an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21" calcext:value-type="float">
            <text:p>313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0" calcext:value-type="float">
            <text:p>244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8" calcext:value-type="float">
            <text:p>246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5" calcext:value-type="float">
            <text:p>256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1" calcext:value-type="float">
            <text:p>258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1" calcext:value-type="float">
            <text:p>268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28" calcext:value-type="float">
            <text:p>301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15" calcext:value-type="float">
            <text:p>802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88" calcext:value-type="float">
            <text:p>370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04" calcext:value-type="float">
            <text:p>371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06" calcext:value-type="float">
            <text:p>408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98" calcext:value-type="float">
            <text:p>4519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uthous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14" calcext:value-type="float">
            <text:p>717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3" calcext:value-type="float">
            <text:p>232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6" calcext:value-type="float">
            <text:p>232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3" calcext:value-type="float">
            <text:p>119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gazeb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3" calcext:value-type="float">
            <text:p>785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1" calcext:value-type="float">
            <text:p>214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7" calcext:value-type="float">
            <text:p>119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9" calcext:value-type="float">
            <text:p>143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4" calcext:value-type="float">
            <text:p>145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8" calcext:value-type="float">
            <text:p>148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1" calcext:value-type="float">
            <text:p>1914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8" calcext:value-type="float">
            <text:p>1934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ab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68" calcext:value-type="float">
            <text:p>332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1" calcext:value-type="float">
            <text:p>2455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ati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4" calcext:value-type="float">
            <text:p>259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5" calcext:value-type="float">
            <text:p>265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ig b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1" calcext:value-type="float">
            <text:p>266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gazeb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8" calcext:value-type="float">
            <text:p>2863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2" calcext:value-type="float">
            <text:p>286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3" calcext:value-type="float">
            <text:p>312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45" calcext:value-type="float">
            <text:p>477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12" calcext:value-type="float">
            <text:p>349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23" calcext:value-type="float">
            <text:p>361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66" calcext:value-type="float">
            <text:p>3636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15" calcext:value-type="float">
            <text:p>378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54" calcext:value-type="float">
            <text:p>4365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91" calcext:value-type="float">
            <text:p>466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07" calcext:value-type="float">
            <text:p>550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1" calcext:value-type="float">
            <text:p>241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idelin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2" calcext:value-type="float">
            <text:p>241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6" calcext:value-type="float">
            <text:p>241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2" calcext:value-type="float">
            <text:p>214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seball 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guard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5" calcext:value-type="float">
            <text:p>91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3" calcext:value-type="float">
            <text:p>91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9" calcext:value-type="float">
            <text:p>141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1" calcext:value-type="float">
            <text:p>141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 fro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2" calcext:value-type="float">
            <text:p>183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anger</text:p>
          </table:table-cell>
          <table:table-cell office:value-type="string" calcext:value-type="string">
            <text:p>hang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6" calcext:value-type="float">
            <text:p>82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0" calcext:value-type="float">
            <text:p>268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0" calcext:value-type="float">
            <text:p>312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4" calcext:value-type="float">
            <text:p>312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kit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5" calcext:value-type="float">
            <text:p>308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6" calcext:value-type="float">
            <text:p>286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7" calcext:value-type="float">
            <text:p>254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3" calcext:value-type="float">
            <text:p>267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4" calcext:value-type="float">
            <text:p>263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apartment 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0" calcext:value-type="float">
            <text:p>255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37" calcext:value-type="float">
            <text:p>334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30" calcext:value-type="float">
            <text:p>334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64" calcext:value-type="float">
            <text:p>685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sausag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12" calcext:value-type="float">
            <text:p>358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92" calcext:value-type="float">
            <text:p>370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82" calcext:value-type="float">
            <text:p>393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rui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08" calcext:value-type="float">
            <text:p>470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95" calcext:value-type="float">
            <text:p>547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04" calcext:value-type="float">
            <text:p>548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0" calcext:value-type="float">
            <text:p>214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82" calcext:value-type="float">
            <text:p>857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bu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5" calcext:value-type="float">
            <text:p>231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65" calcext:value-type="float">
            <text:p>3186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pati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7" calcext:value-type="float">
            <text:p>2142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8" calcext:value-type="float">
            <text:p>1219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0" calcext:value-type="float">
            <text:p>214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9" calcext:value-type="float">
            <text:p>91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5" calcext:value-type="float">
            <text:p>936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8" calcext:value-type="float">
            <text:p>109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8" calcext:value-type="float">
            <text:p>123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1" calcext:value-type="float">
            <text:p>1894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2" calcext:value-type="float">
            <text:p>146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7" calcext:value-type="float">
            <text:p>206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seball 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0" calcext:value-type="float">
            <text:p>199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7" calcext:value-type="float">
            <text:p>1999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2" calcext:value-type="float">
            <text:p>178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3" calcext:value-type="float">
            <text:p>171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3" calcext:value-type="float">
            <text:p>165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3" calcext:value-type="float">
            <text:p>208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73" calcext:value-type="float">
            <text:p>368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31" calcext:value-type="float">
            <text:p>334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18" calcext:value-type="float">
            <text:p>368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66" calcext:value-type="float">
            <text:p>3626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62" calcext:value-type="float">
            <text:p>358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74" calcext:value-type="float">
            <text:p>368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61" calcext:value-type="float">
            <text:p>3586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08" calcext:value-type="float">
            <text:p>349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49" calcext:value-type="float">
            <text:p>3364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77" calcext:value-type="float">
            <text:p>296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25" calcext:value-type="float">
            <text:p>334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06" calcext:value-type="float">
            <text:p>334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78" calcext:value-type="float">
            <text:p>318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pati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2" calcext:value-type="float">
            <text:p>286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0" calcext:value-type="float">
            <text:p>277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i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8" calcext:value-type="float">
            <text:p>277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i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79" calcext:value-type="float">
            <text:p>387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artme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4" calcext:value-type="float">
            <text:p>271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43" calcext:value-type="float">
            <text:p>369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arliam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24" calcext:value-type="float">
            <text:p>564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81" calcext:value-type="float">
            <text:p>413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7" calcext:value-type="float">
            <text:p>259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76" calcext:value-type="float">
            <text:p>829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80" calcext:value-type="float">
            <text:p>823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40" calcext:value-type="float">
            <text:p>783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64" calcext:value-type="float">
            <text:p>693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77" calcext:value-type="float">
            <text:p>691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52" calcext:value-type="float">
            <text:p>611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87" calcext:value-type="float">
            <text:p>609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96" calcext:value-type="float">
            <text:p>543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46" calcext:value-type="float">
            <text:p>501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90" calcext:value-type="float">
            <text:p>4839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16" calcext:value-type="float">
            <text:p>470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34" calcext:value-type="float">
            <text:p>469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28" calcext:value-type="float">
            <text:p>461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19" calcext:value-type="float">
            <text:p>442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14" calcext:value-type="float">
            <text:p>439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78" calcext:value-type="float">
            <text:p>427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0" calcext:value-type="float">
            <text:p>2659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big b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7" calcext:value-type="float">
            <text:p>195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0" calcext:value-type="float">
            <text:p>259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ign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free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9" calcext:value-type="float">
            <text:p>994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0" calcext:value-type="float">
            <text:p>258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4" calcext:value-type="float">
            <text:p>91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ree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0" calcext:value-type="float">
            <text:p>1219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3" calcext:value-type="float">
            <text:p>189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5" calcext:value-type="float">
            <text:p>241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4" calcext:value-type="float">
            <text:p>124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3" calcext:value-type="float">
            <text:p>240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2" calcext:value-type="float">
            <text:p>232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3" calcext:value-type="float">
            <text:p>231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8" calcext:value-type="float">
            <text:p>2153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6" calcext:value-type="float">
            <text:p>215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3" calcext:value-type="float">
            <text:p>195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3" calcext:value-type="float">
            <text:p>215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2" calcext:value-type="float">
            <text:p>141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8" calcext:value-type="float">
            <text:p>177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7" calcext:value-type="float">
            <text:p>177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0" calcext:value-type="float">
            <text:p>1777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4" calcext:value-type="float">
            <text:p>1719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3" calcext:value-type="float">
            <text:p>148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6" calcext:value-type="float">
            <text:p>126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72" calcext:value-type="float">
            <text:p>443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67" calcext:value-type="float">
            <text:p>385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82" calcext:value-type="float">
            <text:p>387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98" calcext:value-type="float">
            <text:p>4049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ydr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47" calcext:value-type="float">
            <text:p>413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15" calcext:value-type="float">
            <text:p>470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06" calcext:value-type="float">
            <text:p>451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13" calcext:value-type="float">
            <text:p>470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02" calcext:value-type="float">
            <text:p>4520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uthouse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50" calcext:value-type="float">
            <text:p>3695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parliam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59" calcext:value-type="float">
            <text:p>3705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68" calcext:value-type="float">
            <text:p>329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72" calcext:value-type="float">
            <text:p>368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8" calcext:value-type="float">
            <text:p>368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63" calcext:value-type="float">
            <text:p>363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20" calcext:value-type="float">
            <text:p>361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63" calcext:value-type="float">
            <text:p>358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17" calcext:value-type="float">
            <text:p>335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82" calcext:value-type="float">
            <text:p>332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24" calcext:value-type="float">
            <text:p>320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78" calcext:value-type="float">
            <text:p>296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relli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08" calcext:value-type="float">
            <text:p>474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22" calcext:value-type="float">
            <text:p>470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26" calcext:value-type="float">
            <text:p>838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03" calcext:value-type="float">
            <text:p>4780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32" calcext:value-type="float">
            <text:p>479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7" calcext:value-type="float">
            <text:p>288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82" calcext:value-type="float">
            <text:p>862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78" calcext:value-type="float">
            <text:p>862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77" calcext:value-type="float">
            <text:p>862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22" calcext:value-type="float">
            <text:p>802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34" calcext:value-type="float">
            <text:p>781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73" calcext:value-type="float">
            <text:p>766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18" calcext:value-type="float">
            <text:p>763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17" calcext:value-type="float">
            <text:p>716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hu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85" calcext:value-type="float">
            <text:p>705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56" calcext:value-type="float">
            <text:p>6875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18" calcext:value-type="float">
            <text:p>610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02" calcext:value-type="float">
            <text:p>6090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03" calcext:value-type="float">
            <text:p>5700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18" calcext:value-type="float">
            <text:p>564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63" calcext:value-type="float">
            <text:p>552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20" calcext:value-type="float">
            <text:p>548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38" calcext:value-type="float">
            <text:p>5433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67" calcext:value-type="float">
            <text:p>503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96" calcext:value-type="float">
            <text:p>501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88" calcext:value-type="float">
            <text:p>483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bus 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1" calcext:value-type="float">
            <text:p>2954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7" calcext:value-type="float">
            <text:p>287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8" calcext:value-type="float">
            <text:p>151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0" calcext:value-type="float">
            <text:p>149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0" calcext:value-type="float">
            <text:p>1267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6" calcext:value-type="float">
            <text:p>1265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6" calcext:value-type="float">
            <text:p>121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6" calcext:value-type="float">
            <text:p>119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rch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arch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board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5" calcext:value-type="float">
            <text:p>2863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7" calcext:value-type="float">
            <text:p>151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0" calcext:value-type="float">
            <text:p>158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0" calcext:value-type="float">
            <text:p>254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7" calcext:value-type="float">
            <text:p>279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9" calcext:value-type="float">
            <text:p>177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0" calcext:value-type="float">
            <text:p>268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7" calcext:value-type="float">
            <text:p>268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2" calcext:value-type="float">
            <text:p>266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overha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2" calcext:value-type="float">
            <text:p>265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big b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5" calcext:value-type="float">
            <text:p>263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4" calcext:value-type="float">
            <text:p>259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6" calcext:value-type="float">
            <text:p>2593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3" calcext:value-type="float">
            <text:p>258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4" calcext:value-type="float">
            <text:p>265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11" calcext:value-type="float">
            <text:p>246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3" calcext:value-type="float">
            <text:p>182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5" calcext:value-type="float">
            <text:p>245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treet 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9" calcext:value-type="float">
            <text:p>244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6" calcext:value-type="float">
            <text:p>214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5" calcext:value-type="float">
            <text:p>214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aseball t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2" calcext:value-type="float">
            <text:p>193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overha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4" calcext:value-type="float">
            <text:p>193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3" calcext:value-type="float">
            <text:p>193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5" calcext:value-type="float">
            <text:p>189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76" calcext:value-type="float">
            <text:p>367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6" calcext:value-type="float">
            <text:p>3686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46" calcext:value-type="float">
            <text:p>369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parliam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54" calcext:value-type="float">
            <text:p>3695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rliament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16" calcext:value-type="float">
            <text:p>371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69" calcext:value-type="float">
            <text:p>3756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rn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38" calcext:value-type="float">
            <text:p>4303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reet sig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99" calcext:value-type="float">
            <text:p>404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86" calcext:value-type="float">
            <text:p>4278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27" calcext:value-type="float">
            <text:p>4392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54" calcext:value-type="float">
            <text:p>4305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11" calcext:value-type="float">
            <text:p>349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47" calcext:value-type="float">
            <text:p>433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sign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71" calcext:value-type="float">
            <text:p>363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6" calcext:value-type="float">
            <text:p>282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underp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10" calcext:value-type="float">
            <text:p>349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63" calcext:value-type="float">
            <text:p>344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69" calcext:value-type="float">
            <text:p>3326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62" calcext:value-type="float">
            <text:p>332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99" calcext:value-type="float">
            <text:p>317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9" calcext:value-type="float">
            <text:p>3120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46" calcext:value-type="float">
            <text:p>304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5" calcext:value-type="float">
            <text:p>295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2" calcext:value-type="float">
            <text:p>2880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5" calcext:value-type="float">
            <text:p>279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1" calcext:value-type="float">
            <text:p>277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9" calcext:value-type="float">
            <text:p>2770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04" calcext:value-type="float">
            <text:p>452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out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75" calcext:value-type="float">
            <text:p>443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 front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04" calcext:value-type="float">
            <text:p>698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07" calcext:value-type="float">
            <text:p>452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40" calcext:value-type="float">
            <text:p>578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7" calcext:value-type="float">
            <text:p>266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55" calcext:value-type="float">
            <text:p>788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66" calcext:value-type="float">
            <text:p>7666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63" calcext:value-type="float">
            <text:p>766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04" calcext:value-type="float">
            <text:p>756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77" calcext:value-type="float">
            <text:p>721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25" calcext:value-type="float">
            <text:p>701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aseball play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54" calcext:value-type="float">
            <text:p>6875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45" calcext:value-type="float">
            <text:p>616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pati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28" calcext:value-type="float">
            <text:p>610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03" calcext:value-type="float">
            <text:p>6070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25" calcext:value-type="float">
            <text:p>585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board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26" calcext:value-type="float">
            <text:p>582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57" calcext:value-type="float">
            <text:p>5625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13" calcext:value-type="float">
            <text:p>452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39" calcext:value-type="float">
            <text:p>5513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42" calcext:value-type="float">
            <text:p>547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60" calcext:value-type="float">
            <text:p>525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68" calcext:value-type="float">
            <text:p>503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79" calcext:value-type="float">
            <text:p>497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64" calcext:value-type="float">
            <text:p>492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89" calcext:value-type="float">
            <text:p>483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87" calcext:value-type="float">
            <text:p>483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93" calcext:value-type="float">
            <text:p>479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59" calcext:value-type="float">
            <text:p>4795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44" calcext:value-type="float">
            <text:p>467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82" calcext:value-type="float">
            <text:p>461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81" calcext:value-type="float">
            <text:p>461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3" calcext:value-type="float">
            <text:p>2685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us 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1" calcext:value-type="float">
            <text:p>68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2" calcext:value-type="float">
            <text:p>266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2" calcext:value-type="float">
            <text:p>127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5" calcext:value-type="float">
            <text:p>1266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8" calcext:value-type="float">
            <text:p>1264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3" calcext:value-type="float">
            <text:p>124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2" calcext:value-type="float">
            <text:p>124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5" calcext:value-type="float">
            <text:p>119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ar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9" calcext:value-type="float">
            <text:p>1196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2" calcext:value-type="float">
            <text:p>117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queduc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3" calcext:value-type="float">
            <text:p>995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ba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2" calcext:value-type="float">
            <text:p>91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3" calcext:value-type="float">
            <text:p>78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0" calcext:value-type="float">
            <text:p>143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4" calcext:value-type="float">
            <text:p>259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ab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4" calcext:value-type="float">
            <text:p>141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9" calcext:value-type="float">
            <text:p>151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8" calcext:value-type="float">
            <text:p>215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2" calcext:value-type="float">
            <text:p>258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7" calcext:value-type="float">
            <text:p>246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3" calcext:value-type="float">
            <text:p>246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08" calcext:value-type="float">
            <text:p>246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0" calcext:value-type="float">
            <text:p>244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2" calcext:value-type="float">
            <text:p>241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1" calcext:value-type="float">
            <text:p>233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alcon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96" calcext:value-type="float">
            <text:p>229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6" calcext:value-type="float">
            <text:p>222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3" calcext:value-type="float">
            <text:p>2220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1" calcext:value-type="float">
            <text:p>2220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3" calcext:value-type="float">
            <text:p>219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4" calcext:value-type="float">
            <text:p>258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3" calcext:value-type="float">
            <text:p>214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bullp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3" calcext:value-type="float">
            <text:p>177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0" calcext:value-type="float">
            <text:p>167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8" calcext:value-type="float">
            <text:p>2025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0" calcext:value-type="float">
            <text:p>1709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audi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7" calcext:value-type="float">
            <text:p>171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8" calcext:value-type="float">
            <text:p>171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5" calcext:value-type="float">
            <text:p>151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4" calcext:value-type="float">
            <text:p>177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2" calcext:value-type="float">
            <text:p>189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1" calcext:value-type="float">
            <text:p>194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7" calcext:value-type="float">
            <text:p>200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3" calcext:value-type="float">
            <text:p>199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2" calcext:value-type="float">
            <text:p>182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seball players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07" calcext:value-type="float">
            <text:p>474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44" calcext:value-type="float">
            <text:p>477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25" calcext:value-type="float">
            <text:p>476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12" calcext:value-type="float">
            <text:p>474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11" calcext:value-type="float">
            <text:p>474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02" calcext:value-type="float">
            <text:p>4690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20" calcext:value-type="float">
            <text:p>470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85" calcext:value-type="float">
            <text:p>464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idel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34" calcext:value-type="float">
            <text:p>463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83" calcext:value-type="float">
            <text:p>461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30" calcext:value-type="float">
            <text:p>479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01" calcext:value-type="float">
            <text:p>4430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52" calcext:value-type="float">
            <text:p>459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48" calcext:value-type="float">
            <text:p>5014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77" calcext:value-type="float">
            <text:p>479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53" calcext:value-type="float">
            <text:p>4835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92" calcext:value-type="float">
            <text:p>483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bus 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65" calcext:value-type="float">
            <text:p>4926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89" calcext:value-type="float">
            <text:p>501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25" calcext:value-type="float">
            <text:p>510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08" calcext:value-type="float">
            <text:p>515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24" calcext:value-type="float">
            <text:p>515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apartme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06" calcext:value-type="float">
            <text:p>517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58" calcext:value-type="float">
            <text:p>5255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parliam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18" calcext:value-type="float">
            <text:p>442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17" calcext:value-type="float">
            <text:p>529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pati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28" calcext:value-type="float">
            <text:p>439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47" calcext:value-type="float">
            <text:p>436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73" calcext:value-type="float">
            <text:p>545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partment building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14" calcext:value-type="float">
            <text:p>356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65" calcext:value-type="float">
            <text:p>3586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66" calcext:value-type="float">
            <text:p>3586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17" calcext:value-type="float">
            <text:p>360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18" calcext:value-type="float">
            <text:p>360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32" calcext:value-type="float">
            <text:p>360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65" calcext:value-type="float">
            <text:p>3636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79" calcext:value-type="float">
            <text:p>367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07" calcext:value-type="float">
            <text:p>368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26" calcext:value-type="float">
            <text:p>368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0" calcext:value-type="float">
            <text:p>368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44" calcext:value-type="float">
            <text:p>369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52" calcext:value-type="float">
            <text:p>369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16" calcext:value-type="float">
            <text:p>373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22" calcext:value-type="float">
            <text:p>373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20" calcext:value-type="float">
            <text:p>378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store fro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04" calcext:value-type="float">
            <text:p>394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07" calcext:value-type="float">
            <text:p>394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01" calcext:value-type="float">
            <text:p>4050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fire hydr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85" calcext:value-type="float">
            <text:p>413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25" calcext:value-type="float">
            <text:p>417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27" calcext:value-type="float">
            <text:p>4172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96" calcext:value-type="float">
            <text:p>417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95" calcext:value-type="float">
            <text:p>419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33" calcext:value-type="float">
            <text:p>543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05" calcext:value-type="float">
            <text:p>692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26" calcext:value-type="float">
            <text:p>547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name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43" calcext:value-type="float">
            <text:p>547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07" calcext:value-type="float">
            <text:p>717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89" calcext:value-type="float">
            <text:p>721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38" calcext:value-type="float">
            <text:p>7253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43" calcext:value-type="float">
            <text:p>725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85" calcext:value-type="float">
            <text:p>741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82" calcext:value-type="float">
            <text:p>748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46" calcext:value-type="float">
            <text:p>753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49" calcext:value-type="float">
            <text:p>7534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05" calcext:value-type="float">
            <text:p>756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41" calcext:value-type="float">
            <text:p>7794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ig ben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56" calcext:value-type="float">
            <text:p>7885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57" calcext:value-type="float">
            <text:p>7885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out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66" calcext:value-type="float">
            <text:p>7886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out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23" calcext:value-type="float">
            <text:p>791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43" calcext:value-type="float">
            <text:p>796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68" calcext:value-type="float">
            <text:p>832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17" calcext:value-type="float">
            <text:p>836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87" calcext:value-type="float">
            <text:p>841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94" calcext:value-type="float">
            <text:p>8489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95" calcext:value-type="float">
            <text:p>848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96" calcext:value-type="float">
            <text:p>848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72" calcext:value-type="float">
            <text:p>852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04" calcext:value-type="float">
            <text:p>863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05" calcext:value-type="float">
            <text:p>863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12" calcext:value-type="float">
            <text:p>863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21" calcext:value-type="float">
            <text:p>863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02" calcext:value-type="float">
            <text:p>6980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24" calcext:value-type="float">
            <text:p>694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82" calcext:value-type="float">
            <text:p>342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84" calcext:value-type="float">
            <text:p>606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49" calcext:value-type="float">
            <text:p>5474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31" calcext:value-type="float">
            <text:p>550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91" calcext:value-type="float">
            <text:p>550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44" calcext:value-type="float">
            <text:p>551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47" calcext:value-type="float">
            <text:p>551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24" calcext:value-type="float">
            <text:p>555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25" calcext:value-type="float">
            <text:p>555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ond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78" calcext:value-type="float">
            <text:p>563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63" calcext:value-type="float">
            <text:p>567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90" calcext:value-type="float">
            <text:p>5699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28" calcext:value-type="float">
            <text:p>582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19" calcext:value-type="float">
            <text:p>585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board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88" calcext:value-type="float">
            <text:p>606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55" calcext:value-type="float">
            <text:p>687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02" calcext:value-type="float">
            <text:p>6070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10" calcext:value-type="float">
            <text:p>609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46" calcext:value-type="float">
            <text:p>610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47" calcext:value-type="float">
            <text:p>616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60" calcext:value-type="float">
            <text:p>616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tio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67" calcext:value-type="float">
            <text:p>617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71" calcext:value-type="float">
            <text:p>617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board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28" calcext:value-type="float">
            <text:p>624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04" calcext:value-type="float">
            <text:p>673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71" calcext:value-type="float">
            <text:p>675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ee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73" calcext:value-type="float">
            <text:p>681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76" calcext:value-type="float">
            <text:p>681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pati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50" calcext:value-type="float">
            <text:p>3555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37" calcext:value-type="float">
            <text:p>580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75" calcext:value-type="float">
            <text:p>337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4" calcext:value-type="float">
            <text:p>905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7" calcext:value-type="float">
            <text:p>91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leach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rn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9" calcext:value-type="float">
            <text:p>115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2" calcext:value-type="float">
            <text:p>119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7" calcext:value-type="float">
            <text:p>1389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ritc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3" calcext:value-type="float">
            <text:p>141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2" calcext:value-type="float">
            <text:p>141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 fron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9" calcext:value-type="float">
            <text:p>151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1" calcext:value-type="float">
            <text:p>151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1" calcext:value-type="float">
            <text:p>154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3" calcext:value-type="float">
            <text:p>154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3" calcext:value-type="float">
            <text:p>158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4" calcext:value-type="float">
            <text:p>158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2" calcext:value-type="float">
            <text:p>178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8" calcext:value-type="float">
            <text:p>178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5" calcext:value-type="float">
            <text:p>182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seball team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7" calcext:value-type="float">
            <text:p>1822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seball players</text:p>
          </table:table-cell>
          <table:table-cell office:value-type="string" calcext:value-type="string">
            <text:p>baseball t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8" calcext:value-type="float">
            <text:p>182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baseball t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3" calcext:value-type="float">
            <text:p>182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3" calcext:value-type="float">
            <text:p>193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overha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5" calcext:value-type="float">
            <text:p>193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7" calcext:value-type="float">
            <text:p>193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overha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2" calcext:value-type="float">
            <text:p>82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pu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4" calcext:value-type="float">
            <text:p>78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16" calcext:value-type="float">
            <text:p>334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arp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board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alco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lco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rchway</text:p>
          </table:table-cell>
          <table:table-cell office:value-type="string" calcext:value-type="string">
            <text:p>alco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pectato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ono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rch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1" calcext:value-type="float">
            <text:p>199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1" calcext:value-type="float">
            <text:p>214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1" calcext:value-type="float">
            <text:p>2684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5" calcext:value-type="float">
            <text:p>268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6" calcext:value-type="float">
            <text:p>2685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9" calcext:value-type="float">
            <text:p>2685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7" calcext:value-type="float">
            <text:p>271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4" calcext:value-type="float">
            <text:p>274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9" calcext:value-type="float">
            <text:p>279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sidel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8" calcext:value-type="float">
            <text:p>286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9" calcext:value-type="float">
            <text:p>2862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4" calcext:value-type="float">
            <text:p>286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76" calcext:value-type="float">
            <text:p>291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05" calcext:value-type="float">
            <text:p>293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sign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57" calcext:value-type="float">
            <text:p>2955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ate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64" calcext:value-type="float">
            <text:p>295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at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54" calcext:value-type="float">
            <text:p>2985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23" calcext:value-type="float">
            <text:p>301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36" calcext:value-type="float">
            <text:p>3043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7" calcext:value-type="float">
            <text:p>3085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43" calcext:value-type="float">
            <text:p>311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ab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2" calcext:value-type="float">
            <text:p>311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67" calcext:value-type="float">
            <text:p>318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48" calcext:value-type="float">
            <text:p>3264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79" calcext:value-type="float">
            <text:p>329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77" calcext:value-type="float">
            <text:p>332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05" calcext:value-type="float">
            <text:p>334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tar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09" calcext:value-type="float">
            <text:p>3340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0" calcext:value-type="float">
            <text:p>215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15" calcext:value-type="float">
            <text:p>334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arp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2" calcext:value-type="float">
            <text:p>268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72" calcext:value-type="float">
            <text:p>332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4" calcext:value-type="float">
            <text:p>268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8" calcext:value-type="float">
            <text:p>2543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9" calcext:value-type="float">
            <text:p>2245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4" calcext:value-type="float">
            <text:p>266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4" calcext:value-type="float">
            <text:p>221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2" calcext:value-type="float">
            <text:p>237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1" calcext:value-type="float">
            <text:p>241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9" calcext:value-type="float">
            <text:p>241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1" calcext:value-type="float">
            <text:p>244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2" calcext:value-type="float">
            <text:p>244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5" calcext:value-type="float">
            <text:p>244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4" calcext:value-type="float">
            <text:p>2445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0" calcext:value-type="float">
            <text:p>246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1" calcext:value-type="float">
            <text:p>254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raffic 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5" calcext:value-type="float">
            <text:p>238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9" calcext:value-type="float">
            <text:p>2543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traffic 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8" calcext:value-type="float">
            <text:p>2649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4" calcext:value-type="float">
            <text:p>256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9" calcext:value-type="float">
            <text:p>2570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9" calcext:value-type="float">
            <text:p>265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2" calcext:value-type="float">
            <text:p>257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es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0" calcext:value-type="float">
            <text:p>258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2" calcext:value-type="float">
            <text:p>258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6" calcext:value-type="float">
            <text:p>2583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4" calcext:value-type="float">
            <text:p>259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4" calcext:value-type="float">
            <text:p>265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overha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6" calcext:value-type="float">
            <text:p>263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partment 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5" calcext:value-type="float">
            <text:p>255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96" calcext:value-type="float">
            <text:p>547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09" calcext:value-type="float">
            <text:p>5500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37" calcext:value-type="float">
            <text:p>551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05" calcext:value-type="float">
            <text:p>563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52" calcext:value-type="float">
            <text:p>551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52" calcext:value-type="float">
            <text:p>555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ame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35" calcext:value-type="float">
            <text:p>5623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55" calcext:value-type="float">
            <text:p>562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83" calcext:value-type="float">
            <text:p>563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ea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97" calcext:value-type="float">
            <text:p>5439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10" calcext:value-type="float">
            <text:p>515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13" calcext:value-type="float">
            <text:p>541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42" calcext:value-type="float">
            <text:p>536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40" calcext:value-type="float">
            <text:p>536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99" calcext:value-type="float">
            <text:p>517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23" calcext:value-type="float">
            <text:p>515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10" calcext:value-type="float">
            <text:p>509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05" calcext:value-type="float">
            <text:p>507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91" calcext:value-type="float">
            <text:p>501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68" calcext:value-type="float">
            <text:p>499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all 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22" calcext:value-type="float">
            <text:p>564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w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64" calcext:value-type="float">
            <text:p>499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all 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87" calcext:value-type="float">
            <text:p>493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19" calcext:value-type="float">
            <text:p>564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w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88" calcext:value-type="float">
            <text:p>573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parking me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05" calcext:value-type="float">
            <text:p>566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orway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62" calcext:value-type="float">
            <text:p>618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treet 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81" calcext:value-type="float">
            <text:p>492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73" calcext:value-type="float">
            <text:p>617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51" calcext:value-type="float">
            <text:p>6115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44" calcext:value-type="float">
            <text:p>610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01" calcext:value-type="float">
            <text:p>6070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81" calcext:value-type="float">
            <text:p>606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86" calcext:value-type="float">
            <text:p>5948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27" calcext:value-type="float">
            <text:p>5822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parking me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parking me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92" calcext:value-type="float">
            <text:p>573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87" calcext:value-type="float">
            <text:p>573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92" calcext:value-type="float">
            <text:p>569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91" calcext:value-type="float">
            <text:p>569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plate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89" calcext:value-type="float">
            <text:p>569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plate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51" calcext:value-type="float">
            <text:p>5675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49" calcext:value-type="float">
            <text:p>5674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50" calcext:value-type="float">
            <text:p>5665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45" calcext:value-type="float">
            <text:p>566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31" calcext:value-type="float">
            <text:p>566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19" calcext:value-type="float">
            <text:p>566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54" calcext:value-type="float">
            <text:p>4935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out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92" calcext:value-type="float">
            <text:p>459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 ou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75" calcext:value-type="float">
            <text:p>492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99" calcext:value-type="float">
            <text:p>437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10" calcext:value-type="float">
            <text:p>455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06" calcext:value-type="float">
            <text:p>452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og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89" calcext:value-type="float">
            <text:p>447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78" calcext:value-type="float">
            <text:p>443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21" calcext:value-type="float">
            <text:p>442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20" calcext:value-type="float">
            <text:p>442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84" calcext:value-type="float">
            <text:p>440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32" calcext:value-type="float">
            <text:p>439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26" calcext:value-type="float">
            <text:p>439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16" calcext:value-type="float">
            <text:p>439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84" calcext:value-type="float">
            <text:p>437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96" calcext:value-type="float">
            <text:p>459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 ou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83" calcext:value-type="float">
            <text:p>437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53" calcext:value-type="float">
            <text:p>4365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13" calcext:value-type="float">
            <text:p>433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85" calcext:value-type="float">
            <text:p>432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79" calcext:value-type="float">
            <text:p>432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97" calcext:value-type="float">
            <text:p>4309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52" calcext:value-type="float">
            <text:p>430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 board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84" calcext:value-type="float">
            <text:p>427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12" calcext:value-type="float">
            <text:p>426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11" calcext:value-type="float">
            <text:p>622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57" calcext:value-type="float">
            <text:p>4595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85" calcext:value-type="float">
            <text:p>461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street 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68" calcext:value-type="float">
            <text:p>492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40" calcext:value-type="float">
            <text:p>479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32" calcext:value-type="float">
            <text:p>486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33" calcext:value-type="float">
            <text:p>483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agod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63" calcext:value-type="float">
            <text:p>479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61" calcext:value-type="float">
            <text:p>4796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17:41:06.100988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9T17:41:24.903024383</dc:date>
    <meta:editing-duration>PT8M2S</meta:editing-duration>
    <meta:editing-cycles>5</meta:editing-cycles>
    <meta:generator>LibreOffice/5.3.3.2$MacOSX_X86_64 LibreOffice_project/3d9a8b4b4e538a85e0782bd6c2d430bafe583448</meta:generator>
    <meta:document-statistic meta:table-count="1" meta:cell-count="12213" meta:object-count="0"/>
  </office:meta>
</office:document-meta>
</file>